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style:text-line-through-style="solid" style:text-line-through-type="sing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p == <text:s/>nullptr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Pointer to a collection of data, *(p+4)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Pointer to a collection of data, *(p+4)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1">What is the binary representation of 0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pan or gsl::spa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godbolt.org/z/a946a87cn" xlink:type="simple">https://godbolt.org/z/a946a87cn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<text:span text:style-name="T2">Pointer to a collection of data, *(p+4)</text:span>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3">What is the binary representation of 0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is not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(nullptr == ptr) {<text:line-break/> <text:s text:c="2"/>ptr = new int(4);<text:line-break/>}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is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int square(int* p) {<text:line-break/> <text:s/>if (nullptr != p) {<text:line-break/> <text:s text:c="4"/>// BUG12345<text:line-break/> <text:s text:c="4"/>return -1; <text:s/>// Don’t do this<text:line-break/> <text:s/>}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" anim:sub-item="text" smil:attributeName="visibility" smil:to="visible"/>
                  <anim:animate smil:dur="0.5s" smil:fill="hold" smil:targetElement="" anim:sub-item="text" smil:attributeName="x" smil:values="x;x" smil:keyTimes="0;1"/>
                  <anim:animate smil:dur="0.5s" smil:fill="hold" smil:targetElement="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" anim:sub-item="text" smil:attributeName="visibility" smil:to="visible"/>
                  <anim:animate smil:dur="0.5s" smil:fill="hold" smil:targetElement="" anim:sub-item="text" smil:attributeName="x" smil:values="x;x" smil:keyTimes="0;1"/>
                  <anim:animate smil:dur="0.5s" smil:fill="hold" smil:targetElement="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s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int square(int* p) {<text:line-break/> <text:s/>assert(nullptr != p);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 as a ty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<text:span text:style-name="T1">// p must not be null</text:span><text:line-break/>int square(int* p) {<text:line-break/> <text:s/>assert(nullptr != p);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Pointer to a piece of data</text:span></text:p>
              </text:list-item>
              <text:list-item>
                <text:p text:style-name="P2"><text:span text:style-name="T2">No data is available, assert p == <text:s/>0</text:span>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3">What is the binary representation of 0</text:span></text:p>
              </text:list-item>
              <text:list-item>
                <text:p text:style-name="P2"><text:span text:style-name="T1">Compile time vs run time check of data availabilit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s as a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struct Node {<text:line-break/> <text:s/>// next’s lifespan is distinct from this node.<text:line-break/> <text:s/>Node* next;<text:line-break/> <text:s/>Node(Node* next_):<text:line-break/> <text:s text:c="3"/>next(next_)<text:line-break/> <text:s/>{}<text:line-break/> <text:s/>~Node() {<text:line-break/> <text:s/>}<text:line-break/>}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sl::owner<text:line-break/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nowner<text:line-break/><text:line-break/><text:a xlink:href="https://godbolt.org/z/raeTMcWvj" xlink:type="simple">https://godbolt.org/z/raeTMcWvj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wnership legacy clas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 own owner and borrower classes<text:line-break/><text:line-break/>Type safe</text:p>
                <text:p><text:a xlink:href="https://godbolt.org/z/YM7d37EWq" xlink:type="simple">https://godbolt.org/z/YM7d37EWq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aged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  <text:list>
                  <text:list-item>
                    <text:p xml:id="id10" text:id="id10">Not garbage collected</text:p>
                  </text:list-item>
                </text:list>
              </text:list-item>
              <text:list-item>
                <text:p xml:id="id11" text:id="id11">Thread safe initialization</text:p>
                <text:list>
                  <text:list-item>
                    <text:p>Slow to construct</text:p>
                  </text:list-item>
                </text:list>
              </text:list-item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2">Pointer to a resource that must be released</text:span></text:p>
              </text:list-item>
              <text:list-item>
                <text:p text:style-name="P2"><text:span text:style-name="T2">Pointer to a resource that must </text:span><text:span text:style-name="T5">not</text:span><text:span text:style-name="T2"> be released</text:span></text:p>
              </text:list-item>
              <text:list-item>
                <text:p text:style-name="P2"><text:span text:style-name="T3">What is the binary representation of 0</text:span></text:p>
              </text:list-item>
              <text:list-item>
                <text:p text:style-name="P2"><text:span text:style-name="T3">Compile time vs run time check of data availabilit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7:53:10.058565779</meta:creation-date>
    <dc:date>2025-02-09T14:26:38.446896375</dc:date>
    <meta:editing-duration>PT6H33M33S</meta:editing-duration>
    <meta:editing-cycles>3</meta:editing-cycles>
    <meta:generator>LibreOffice/7.6.0.3$MacOSX_X86_64 LibreOffice_project/69edd8b8ebc41d00b4de3915dc82f8f0fc3b6265</meta:generator>
    <meta:document-statistic meta:object-count="109"/>
  </office:meta>
</office:document-meta>
</file>